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a07" officeooo:paragraph-rsid="00021a07"/>
    </style:style>
    <style:style style:name="P2" style:family="paragraph" style:parent-style-name="Standard">
      <style:text-properties officeooo:rsid="0005f992" officeooo:paragraph-rsid="0005f992"/>
    </style:style>
    <style:style style:name="P3" style:family="paragraph" style:parent-style-name="Standard">
      <style:text-properties fo:color="#ce181e" fo:font-weight="bold" officeooo:rsid="0005f992" officeooo:paragraph-rsid="0005f992" style:font-weight-asian="bold" style:font-weight-complex="bold"/>
    </style:style>
    <style:style style:name="P4" style:family="paragraph" style:parent-style-name="Standard">
      <style:text-properties fo:color="#0066b3" fo:font-weight="bold" style:font-weight-asian="bold" style:font-weight-complex="bold"/>
    </style:style>
    <style:style style:name="P5" style:family="paragraph" style:parent-style-name="Standard">
      <style:text-properties fo:color="#0066b3" fo:font-weight="bold" officeooo:rsid="00021a07" officeooo:paragraph-rsid="00021a07" style:font-weight-asian="bold" style:font-weight-complex="bold"/>
    </style:style>
    <style:style style:name="T1" style:family="text">
      <style:text-properties officeooo:rsid="00021a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e181e" fo:font-weight="bold" officeooo:rsid="0005f992" style:font-weight-asian="bold" style:font-weight-complex="bold"/>
    </style:style>
    <style:style style:name="T4" style:family="text">
      <style:text-properties fo:color="#0066b3"/>
    </style:style>
    <style:style style:name="T5" style:family="text">
      <style:text-properties fo:color="#0066b3" officeooo:rsid="00021a07"/>
    </style:style>
    <style:style style:name="T6" style:family="text">
      <style:text-properties fo:color="#0066b3" fo:font-weight="bold" style:font-weight-asian="bold" style:font-weight-complex="bold"/>
    </style:style>
    <style:style style:name="T7" style:family="text">
      <style:text-properties fo:color="#0066b3" fo:font-weight="bold" officeooo:rsid="00021a07" style:font-weight-asian="bold" style:font-weight-complex="bold"/>
    </style:style>
    <style:style style:name="T8" style:family="text">
      <style:text-properties officeooo:rsid="000d2d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tab/><text:tab/><text:tab/><text:span text:style-name="T6"><text:tab/></text:span><text:span text:style-name="T7">CA - Certificate Generation</text:span></text:p>
      <text:p text:style-name="P4"><text:tab/><text:tab/><text:tab/><text:tab/><text:span text:style-name="T1">=====================</text:span></text:p>
      <text:p text:style-name="P4"/>
      <text:p text:style-name="P5">Purpose Of CA-cert generate:</text:p>
      <text:p text:style-name="P5">=====================<text:span text:style-name="T8">==</text:span></text:p>
      <text:p text:style-name="P1"/>
      <text:p text:style-name="P1"><text:tab/><text:span text:style-name="T3">CA-bundle certificate is required, for communicating one service to another service (like java to python) in ssl configured website.</text:span></text:p>
      <text:p text:style-name="P1"/>
      <text:p text:style-name="P2">Execute the following openssl command to generate the <text:span text:style-name="T2">cacert</text:span> file from <text:span text:style-name="T2">pfx</text:span> key file.</text:p>
      <text:p text:style-name="P2"/>
      <text:p text:style-name="P3">$ openssl pkcs12 -in TeekaySSL-Export.pfx -cacerts -nokeys -chain -out cacerts.cer</text:p>
      <text:p text:style-name="P2"/>
      <text:p text:style-name="P1"/>
      <text:p text:style-name="P1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2:09:56.117052586</meta:creation-date>
    <dc:date>2019-01-31T12:23:56.156639910</dc:date>
    <meta:editing-duration>PT3M4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53" meta:character-count="408" meta:non-whitespace-character-count="351"/>
  </office:meta>
</office:document-meta>
</file>